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6b4" officeooo:paragraph-rsid="000fb6b4"/>
    </style:style>
    <style:style style:name="P2" style:family="paragraph" style:parent-style-name="Standard">
      <style:paragraph-properties fo:text-align="start" style:justify-single-word="false"/>
      <style:text-properties officeooo:rsid="000fb6b4" officeooo:paragraph-rsid="000fb6b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b6b4" officeooo:paragraph-rsid="000fb6b4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fb6b4" officeooo:paragraph-rsid="000fb6b4"/>
    </style:style>
    <style:style style:name="P5" style:family="paragraph" style:parent-style-name="Standard">
      <style:paragraph-properties fo:text-align="start" style:justify-single-word="false"/>
      <style:text-properties officeooo:rsid="000fb6b4" officeooo:paragraph-rsid="000fb6b4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0fb6b4" officeooo:paragraph-rsid="000fb6b4"/>
    </style:style>
    <style:style style:name="P7" style:family="paragraph" style:parent-style-name="Standard">
      <style:paragraph-properties fo:text-align="start" style:justify-single-word="false"/>
      <style:text-properties officeooo:rsid="000fb6b4" officeooo:paragraph-rsid="00113639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9.60000038146973pt" fo:letter-spacing="normal" fo:font-style="normal" fo:font-weight="normal" officeooo:rsid="000fb6b4" officeooo:paragraph-rsid="000fb6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CIÓN DE YAML</text:p>
      <text:p text:style-name="P1"/>
      <text:p text:style-name="P1"/>
      <text:p text:style-name="P1"/>
      <text:p text:style-name="P1"/>
      <text:list xml:id="list1244905562" text:style-name="L1">
        <text:list-item>
          <text:p text:style-name="P3">Que es YAML?</text:p>
        </text:list-item>
      </text:list>
      <text:p text:style-name="P8"/>
      <text:p text:style-name="P7">"YAML Ain't Markup Language" es un formato de serialización de datos legible por humanos. No es un lenguaje de marcado, como XML o HTML, sino un formato de datos estructurado que utiliza una sintaxis simple y fácil de leer. </text:p>
      <text:p text:style-name="P7"/>
      <text:p text:style-name="P7">YAML se utiliza comúnmente para la configuración de archivos y el intercambio de datos entre programas, en cualquier lenguaje de programación.</text:p>
      <text:p text:style-name="P2"/>
      <text:list text:style-name="L2">
        <text:list-item>
          <text:p text:style-name="P4">Quien creo YAML?</text:p>
        </text:list-item>
      </text:list>
      <text:p text:style-name="P2"/>
      <text:p text:style-name="P2">YAML fue creado por Clark Evans junto a Ingy dot Net y Oren Ben-kiki en 2001.</text:p>
      <text:p text:style-name="P2"/>
      <text:p text:style-name="P2"/>
      <text:p text:style-name="P2"/>
      <text:list text:style-name="L3">
        <text:list-item>
          <text:p text:style-name="P6">Por que crearon YAML?</text:p>
          <text:p text:style-name="P6"/>
        </text:list-item>
      </text:list>
      <text:p text:style-name="P2">Su objetivo era crear un formato de datos más fácil de leer y escribir que otros formatos populares como XML y JSON. </text:p>
      <text:p text:style-name="P2">YAML fue diseñado para ser más humano-legible, lo que significa que es más fácil para los humanos leer y entender la estructura de los datos sin necesidad de herramientas adicionales. </text:p>
      <text:list xml:id="list181923755397408" text:continue-list="list1244905562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7:44:40.396000000</meta:creation-date>
    <dc:date>2024-01-21T18:19:22.829000000</dc:date>
    <meta:editing-duration>PT31M12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1" meta:word-count="146" meta:character-count="817" meta:non-whitespace-character-count="682"/>
  </office:meta>
</office:document-meta>
</file>